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2.116cm"/>
    </style:style>
    <style:style style:name="co4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normal" style:font-weight-asian="normal" style:font-weight-complex="normal"/>
    </style:style>
    <style:style style:name="ce3" style:family="table-cell" style:parent-style-name="Default" style:data-style-name="N37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08">
      <style:text-properties fo:font-weight="normal" style:font-weight-asian="normal" style:font-weight-complex="normal"/>
    </style:style>
    <style:style style:name="ce6" style:family="table-cell" style:parent-style-name="Default" style:data-style-name="N108"/>
    <style:style style:name="ce7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Description of work</text:p>
          </table:table-cell>
          <table:table-cell table:style-name="ce1" office:value-type="string">
            <text:p>Effort ([HH]:mm)</text:p>
          </table:table-cell>
        </table:table-row>
        <table:table-row table:style-name="ro2">
          <table:table-cell/>
          <table:table-cell office:value-type="date" office:date-value="2020-01-21">
            <text:p>21.01.20</text:p>
          </table:table-cell>
          <table:table-cell office:value-type="string">
            <text:p>Assisted Daniela with correcting her draft on Astrid Staufer, done some major corrections; created a corresponding page for her</text:p>
          </table:table-cell>
          <table:table-cell table:style-name="ce5" office:value-type="time" office:time-value="PT05H00M00S">
            <text:p>05:00</text:p>
          </table:table-cell>
        </table:table-row>
        <table:table-row table:style-name="ro1">
          <table:table-cell/>
          <table:table-cell office:value-type="date" office:date-value="2020-01-20">
            <text:p>20.01.20</text:p>
          </table:table-cell>
          <table:table-cell office:value-type="string">
            <text:p>Assisted Vasilena with correcting her draft on Agata Ciabattoni, done some major corrections and additions to the draft article; created a page for Ciabattoni and linked all articles there; also invested some time in planning out a restructuring of our pages to make it easier to understand who created the drafts and who peer-reviewed them</text:p>
          </table:table-cell>
          <table:table-cell table:style-name="ce5" office:value-type="time" office:time-value="PT06H00M00S">
            <text:p>06:00</text:p>
          </table:table-cell>
        </table:table-row>
        <table:table-row table:style-name="ro1">
          <table:table-cell/>
          <table:table-cell office:value-type="date" office:date-value="2020-01-06">
            <text:p>06.01.20</text:p>
          </table:table-cell>
          <table:table-cell office:value-type="string">
            <text:p>Assisted Eva with correcting her draft on Sabine Theresia Köszegi. Filled out all the remaining TODO-sections such as publications etc., Did additional research on her scientific metrics such as citations and h-index.</text:p>
          </table:table-cell>
          <table:table-cell table:style-name="ce5" office:value-type="time" office:time-value="PT02H30M00S">
            <text:p>02:30</text:p>
          </table:table-cell>
        </table:table-row>
        <table:table-row table:style-name="ro1">
          <table:table-cell/>
          <table:table-cell office:value-type="date" office:date-value="2020-01-03">
            <text:p>03.01.20</text:p>
          </table:table-cell>
          <table:table-cell office:value-type="string">
            <text:p>Assisted Eva with correcting her draft on Alexia Fuernkranz-Prskawetz. Filled out all the remaining TODO-sections such as publications etc., Did additional research on her scientific metrics such as citations and h-index.</text:p>
          </table:table-cell>
          <table:table-cell table:style-name="ce5" office:value-type="time" office:time-value="PT01H30M00S">
            <text:p>01:30</text:p>
          </table:table-cell>
        </table:table-row>
        <table:table-row table:style-name="ro3">
          <table:table-cell/>
          <table:table-cell office:value-type="date" office:date-value="2019-12-06">
            <text:p>06.12.19</text:p>
          </table:table-cell>
          <table:table-cell office:value-type="string">
            <text:p>Merged my draft on Tellioglu into Evas draft and made minor corrections; Restructured the titles regarding the pages on professors on</text:p>
            <text:p>our Github-Pages. Included the current merged-draft on Github-Pages</text:p>
          </table:table-cell>
          <table:table-cell table:style-name="ce5" office:value-type="time" office:time-value="PT01H00M00S">
            <text:p>01:00</text:p>
          </table:table-cell>
        </table:table-row>
        <table:table-row table:style-name="ro1">
          <table:table-cell/>
          <table:table-cell office:value-type="date" office:date-value="2019-12-03">
            <text:p>03.12.19</text:p>
          </table:table-cell>
          <table:table-cell office:value-type="string">
            <text:p>Full blown background research on Hilda Tellioğlu is ongoing. Already gathered a lot of links and newspaper articles about her. Created a draft about her academic successes and it is already available online now. Also added a page for her on our Github-Pages and provided the corresponding draft documents and linked to them.</text:p>
          </table:table-cell>
          <table:table-cell table:style-name="ce5" office:value-type="time" office:time-value="PT03H00M00S">
            <text:p>03:00</text:p>
          </table:table-cell>
        </table:table-row>
        <table:table-row table:style-name="ro3">
          <table:table-cell/>
          <table:table-cell office:value-type="date" office:date-value="2019-12-02">
            <text:p>02.12.19</text:p>
          </table:table-cell>
          <table:table-cell office:value-type="string">
            <text:p>Did research on the legality of uploading pictures on Wikipedia (I then stumbled upon Wikimedia Commons); I also</text:p>
            <text:p>Implemented another batch of corrections and additions that were requested by Geraldine Fitzpatrick.</text:p>
          </table:table-cell>
          <table:table-cell office:value-type="time" office:time-value="PT01H00M00S">
            <text:p>01:00</text:p>
          </table:table-cell>
        </table:table-row>
        <table:table-row table:style-name="ro3">
          <table:table-cell/>
          <table:table-cell office:value-type="date" office:date-value="2019-11-28">
            <text:p>28.11.19</text:p>
          </table:table-cell>
          <table:table-cell office:value-type="string">
            <text:p>Updated our GitHub Page so that the information displayed regarding accomplishments and milestones regards our current</text:p>
            <text:p>Progress.</text:p>
          </table:table-cell>
          <table:table-cell office:value-type="time" office:time-value="PT01H00M00S">
            <text:p>01:00</text:p>
          </table:table-cell>
        </table:table-row>
        <table:table-row table:style-name="ro1">
          <table:table-cell/>
          <table:table-cell office:value-type="date" office:date-value="2019-11-28">
            <text:p>28.11.19</text:p>
          </table:table-cell>
          <table:table-cell office:value-type="string">
            <text:p>Updated Geraldines article with some major corrections and added a few more Sources</text:p>
          </table:table-cell>
          <table:table-cell office:value-type="time" office:time-value="PT01H00M00S">
            <text:p>01:00</text:p>
          </table:table-cell>
        </table:table-row>
        <table:table-row table:style-name="ro1">
          <table:table-cell/>
          <table:table-cell office:value-type="date" office:date-value="2019-11-28">
            <text:p>28.11.19</text:p>
          </table:table-cell>
          <table:table-cell office:value-type="string">
            <text:p>Kept contact with Geraldine Fitzpatrick; formatted our article from Word to the Wiki-format; Published the article</text:p>
          </table:table-cell>
          <table:table-cell office:value-type="time" office:time-value="PT02H30M00S">
            <text:p>02:30</text:p>
          </table:table-cell>
        </table:table-row>
        <table:table-row table:style-name="ro1">
          <table:table-cell/>
          <table:table-cell office:value-type="date" office:date-value="2019-11-27">
            <text:p>27.11.19</text:p>
          </table:table-cell>
          <table:table-cell office:value-type="string">
            <text:p>Started a small draft for the upcoming publish-date for our first Wiki article</text:p>
          </table:table-cell>
          <table:table-cell office:value-type="time" office:time-value="PT02H00M00S">
            <text:p>02:00</text:p>
          </table:table-cell>
        </table:table-row>
        <table:table-row table:style-name="ro3">
          <table:table-cell/>
          <table:table-cell office:value-type="date" office:date-value="2019-11-23">
            <text:p>23.11.19</text:p>
          </table:table-cell>
          <table:table-cell office:value-type="string">
            <text:p>Did a lot of research on Geraldine Fitzpatrick. I cumulated all the information that I deemed interesting into a draft document and also</text:p>
            <text:p>put some Wiki-styling Onto it to better immerse into how our end result is going to look like.</text:p>
          </table:table-cell>
          <table:table-cell office:value-type="time" office:time-value="PT04H30M00S">
            <text:p>04:30</text:p>
          </table:table-cell>
        </table:table-row>
        <table:table-row table:style-name="ro1">
          <table:table-cell/>
          <table:table-cell office:value-type="date" office:date-value="2019-11-21">
            <text:p>21.11.19</text:p>
          </table:table-cell>
          <table:table-cell office:value-type="string">
            <text:p>Created PDF and ODT download links for better accessibility</text:p>
          </table:table-cell>
          <table:table-cell office:value-type="time" office:time-value="PT01H00M00S">
            <text:p>01:00</text:p>
          </table:table-cell>
        </table:table-row>
        <table:table-row table:style-name="ro3">
          <table:table-cell/>
          <table:table-cell table:style-name="ce3" office:value-type="date" office:date-value="2019-11-21">
            <text:p>21.11.19</text:p>
          </table:table-cell>
          <table:table-cell table:style-name="Default" office:value-type="string">
            <text:p>Split up the work on Geraldine Fitzpatrick; discussed it via Whatsapp with my team; created milestones on our page; played around</text:p>
            <text:p>with EtherCalc Unsuccessfully; created a new time-tracking system for our group</text:p>
          </table:table-cell>
          <table:table-cell office:value-type="time" office:time-value="PT02H00M00S">
            <text:p>02:00</text:p>
          </table:table-cell>
        </table:table-row>
        <table:table-row table:style-name="ro1">
          <table:table-cell/>
          <table:table-cell table:style-name="ce1" office:value-type="string">
            <text:p>TOTAL</text:p>
          </table:table-cell>
          <table:table-cell table:style-name="ce1"/>
          <table:table-cell table:style-name="ce7" table:formula="of:=SUM([.D3:.D16])" office:value-type="time" office:time-value="PT34H00M00S">
            <text:p>34: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currency-style style:name="N110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1">21.01.2020</text:date>, <text:time>10:4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ad Zandpour</meta:initial-creator>
    <meta:creation-date>2019-11-21T00:22:27.23</meta:creation-date>
    <dc:date>2020-01-21T10:48:17.66</dc:date>
    <meta:editing-duration>PT41M27S</meta:editing-duration>
    <meta:editing-cycles>23</meta:editing-cycles>
    <meta:generator>OpenOffice/4.1.7$Win32 OpenOffice.org_project/417m1$Build-9800</meta:generator>
    <meta:document-statistic meta:table-count="3" meta:cell-count="47" meta:object-count="0"/>
  </office:meta>
</office:document-meta>
</file>